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Courier New" fo:font-size="11pt" style:font-size-asian="11pt" style:font-size-complex="11pt"/>
    </style:style>
    <style:style style:name="P2" style:family="paragraph" style:parent-style-name="Standard">
      <style:text-properties style:font-name="Courier New" fo:font-size="11pt" style:text-underline-style="solid" style:text-underline-width="auto" style:text-underline-color="font-color" fo:font-weight="normal" style:font-size-asian="11pt" style:font-weight-asian="normal" style:font-size-complex="11pt" style:font-weight-complex="normal"/>
    </style:style>
    <style:style style:name="P3" style:family="paragraph" style:parent-style-name="Standard" style:list-style-name="L1">
      <style:text-properties style:font-name="Courier New" fo:font-size="11pt" style:text-underline-style="solid" style:text-underline-width="auto" style:text-underline-color="font-color" fo:font-weight="normal" style:font-size-asian="11pt" style:font-weight-asian="normal" style:font-size-complex="11pt" style:font-weight-complex="normal"/>
    </style:style>
    <style:style style:name="P4" style:family="paragraph" style:parent-style-name="Standard">
      <style:text-properties style:font-name="Courier New" fo:font-size="11pt" fo:font-style="italic" style:text-underline-style="solid" style:text-underline-width="auto" style:text-underline-color="font-color" fo:font-weight="normal" style:font-size-asian="11pt" style:font-style-asian="italic" style:font-weight-asian="normal" style:font-size-complex="11pt" style:font-style-complex="italic" style:font-weight-complex="normal"/>
    </style:style>
    <style:style style:name="P5" style:family="paragraph" style:parent-style-name="Standard">
      <style:text-properties style:font-name="Courier New" fo:font-size="11pt" fo:font-style="italic"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P6" style:family="paragraph" style:parent-style-name="Standard">
      <style:text-properties style:font-name="Courier New" fo:font-size="11pt" fo:font-style="normal"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P7" style:family="paragraph" style:parent-style-name="Standard">
      <style:text-properties style:font-name="Courier New" fo:font-size="11pt" fo:font-style="normal" style:text-underline-style="solid" style:text-underline-width="auto" style:text-underline-color="font-color" fo:font-weight="bold" style:font-size-asian="11pt" style:font-style-asian="normal" style:font-weight-asian="bold" style:font-size-complex="11pt" style:font-style-complex="normal" style:font-weight-complex="bold"/>
    </style:style>
    <style:style style:name="T1" style:family="text">
      <style:text-properties fo:font-weight="bold" style:font-weight-asian="bold" style:font-weight-complex="bold"/>
    </style:style>
    <style:style style:name="T2" style:family="text">
      <style:text-properties style:text-underline-style="none"/>
    </style:style>
    <style:style style:name="T3" style:family="text">
      <style:text-properties style:text-underline-style="none" fo:font-weight="normal" style:font-weight-asian="normal" style:font-weight-complex="normal"/>
    </style:style>
    <style:style style:name="T4" style:family="text">
      <style:text-properties fo:font-weight="normal" style:font-weight-asian="normal" style:font-weight-complex="normal"/>
    </style:style>
    <style:style style:name="T5" style:family="text">
      <style:text-properties fo:font-style="normal" style:font-style-asian="normal" style:font-style-complex="normal"/>
    </style:style>
    <style:style style:name="T6" style:family="text">
      <style:text-properties fo:font-style="normal" style:text-underline-style="none" fo:font-weight="normal" style:font-style-asian="normal" style:font-weight-asian="normal" style:font-style-complex="normal" style:font-weight-complex="normal"/>
    </style:style>
    <style:style style:name="T7" style:family="text">
      <style:text-properties fo:font-style="normal" fo:font-weight="normal" style:font-style-asian="normal" style:font-weight-asian="normal" style:font-style-complex="normal" style:font-weight-complex="normal"/>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text:start-value="3">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tephen Woodbury <text:s text:c="3"/>4/30/17 <text:s text:c="3"/>CMPS 102</text:p>
      <text:p text:style-name="P1">I have read and agree to the collaboration policy. Stephen Woodbury.</text:p>
      <text:p text:style-name="P1">Collaborators: none</text:p>
      <text:p text:style-name="P1"><text:span text:style-name="T1">Assignment 2_4 : Greedy Algorithm II:</text:span></text:p>
      <text:p text:style-name="P2">Assumptions:<text:span text:style-name="T2"> 1) River runs from left to right. </text:span></text:p>
      <text:p text:style-name="P2"><text:span text:style-name="T2"><text:s text:c="13"/>2) We're given an array of size n+1 where index 0 is the left <text:s/></text:span></text:p>
      <text:p text:style-name="P2"><text:span text:style-name="T2"><text:s text:c="16"/>most town on the river and index n is the right most town <text:s/></text:span></text:p>
      <text:p text:style-name="P2"><text:span text:style-name="T2"><text:s text:c="16"/>on the river. n miles stand between city at index 0 and <text:s text:c="3"/></text:span></text:p>
      <text:p text:style-name="P2"><text:span text:style-name="T2"><text:s text:c="16"/>the city at index n. There is one mile between each <text:s/></text:span></text:p>
      <text:p text:style-name="P2"><text:span text:style-name="T2"><text:s text:c="16"/>index. If there is a town at an index, then the element at </text:span></text:p>
      <text:p text:style-name="P2"><text:span text:style-name="T2"><text:s text:c="16"/>that index is a 1. If there is no town at said index, then </text:span></text:p>
      <text:p text:style-name="P2"><text:span text:style-name="T2"><text:s text:c="16"/>there is a 0.</text:span></text:p>
      <text:list xml:id="list1962315860578733505" text:style-name="L1">
        <text:list-item>
          <text:list>
            <text:list-item>
              <text:list>
                <text:list-item>
                  <text:list>
                    <text:list-item>
                      <text:list>
                        <text:list-item>
                          <text:p text:style-name="P3"><text:span text:style-name="T2">We can place a power plant in the same vicinity as a town.</text:span></text:p>
                        </text:list-item>
                      </text:list>
                    </text:list-item>
                  </text:list>
                </text:list-item>
              </text:list>
            </text:list-item>
          </text:list>
        </text:list-item>
      </text:list>
      <text:p text:style-name="P6">Components:<text:span text:style-name="T2"> T:Array of size n+1 locations of towns, filled with 1's and 0's</text:span></text:p>
      <text:p text:style-name="P6"><text:span text:style-name="T2"><text:s text:c="12"/>P:Array of size n+1, for locations of power plants, a power <text:s/></text:span></text:p>
      <text:p text:style-name="P6"><text:span text:style-name="T2"><text:s text:c="12"/>plant at index 4 would be 4 miles from the left most city along </text:span></text:p>
      <text:p text:style-name="P6"><text:span text:style-name="T2"><text:s text:c="12"/>the river. Filled with 1's and 0's. 1 being a location for a <text:s/></text:span></text:p>
      <text:p text:style-name="P6"><text:span text:style-name="T2"><text:s text:c="12"/>power plant and 0 being not a place for a power plant.</text:span></text:p>
      <text:p text:style-name="P6"><text:span text:style-name="T2"><text:s text:c="12"/>covered: boolean, true if all towns have power, false otherwise </text:span></text:p>
      <text:p text:style-name="P6"><text:span text:style-name="T2"><text:s text:c="12"/>LB: Left most bound of where we need power.</text:span></text:p>
      <text:p text:style-name="P6"><text:span text:style-name="T2"><text:s text:c="12"/>RB: Right most bound of where we need power.</text:span></text:p>
      <text:p text:style-name="P6">Algorithm:<text:span text:style-name="T2"> </text:span></text:p>
      <text:p text:style-name="P4"><text:span text:style-name="T2">1) Initialize P[0-&gt;n] = 0, LB=0, RB=n, covered = false. T already init.</text:span></text:p>
      <text:p text:style-name="P4"><text:span text:style-name="T2">2) while(!covered)</text:span></text:p>
      <text:p text:style-name="P4"><text:span text:style-name="T2">3) <text:s text:c="2"/>P[LB+20] = 1;</text:span></text:p>
      <text:p text:style-name="P4"><text:span text:style-name="T2">4) <text:s text:c="2"/>LB = (LB+40) + 1;</text:span></text:p>
      <text:p text:style-name="P4"><text:span text:style-name="T2">5) <text:s text:c="2"/>if(LB-1 &gt;= RB)</text:span></text:p>
      <text:p text:style-name="P4"><text:span text:style-name="T2">6) <text:s text:c="4"/>covered=true;</text:span></text:p>
      <text:p text:style-name="P4"><text:span text:style-name="T2">7) <text:s text:c="2"/>else</text:span></text:p>
      <text:p text:style-name="P4"><text:span text:style-name="T2">8) <text:s text:c="4"/>while(T[LB] == 0 &amp;&amp; !covered)</text:span></text:p>
      <text:p text:style-name="P4"><text:span text:style-name="T2">9) <text:s text:c="6"/>if( (RB-LB) &lt;= 40 )</text:span></text:p>
      <text:p text:style-name="P4"><text:span text:style-name="T2">10) <text:s text:c="7"/>P[LB+20] = 1;</text:span></text:p>
      <text:p text:style-name="P4"><text:span text:style-name="T2">11) <text:s text:c="7"/>covered = true;</text:span></text:p>
      <text:p text:style-name="P4"><text:span text:style-name="T2">12) <text:s text:c="5"/>else</text:span></text:p>
      <text:p text:style-name="P4"><text:span text:style-name="T2">13) <text:s text:c="7"/>LB++;</text:span></text:p>
      <text:p text:style-name="P4"><text:span text:style-name="T2">14)return P;</text:span></text:p>
      <text:p text:style-name="P4"><text:span text:style-name="T2"/></text:p>
      <text:p text:style-name="P7">Proof of Correctness : Termination</text:p>
      <text:p text:style-name="P7"><text:span text:style-name="T4">Claim:</text:span><text:span text:style-name="T3"> Our while loop terminated after at most n calls. </text:span></text:p>
      <text:p text:style-name="P7"><text:span text:style-name="T4">Pf:</text:span><text:span text:style-name="T3"> Every time the while loop is called, we move at least one square forward on our town array. There are only n jumps one can make between indexes in our town array. Once the end of the town array is reached, all of our towns would have been provided with power and the while loop wouldn't be called again. </text:span></text:p>
      <text:p text:style-name="P5"><text:span text:style-name="T3">Note: We would never make n calls of while as we are constantly searching 40 spaces ahead, never is the LB closer than 40 spaces to RB while still needing to call while again. </text:span></text:p>
      <text:p text:style-name="P5"><text:span text:style-name="T5">Proof of Correctness : Optimality</text:span></text:p>
      <text:p text:style-name="P5"><text:span text:style-name="T7">Claim:</text:span><text:span text:style-name="T6"> Our Greedy algorithm G is the most optimal</text:span></text:p>
      <text:p text:style-name="P5"><text:span text:style-name="T7">Pf (by Contradiction):</text:span><text:span text:style-name="T6"> Assume C is the most optimal algorithm. The solutions given by the Greedy Algorithm are: PG1, PG2,..., PGr,..., Pgk.</text:span></text:p>
      <text:p text:style-name="P5"><text:span text:style-name="T6">The solutions given by the Optimal Algorithm are: PC1, PC2,..., PCr,..., PCk'. PG# is Greedy Power plant location choice # while PC# is Optimal Power plant location choice #. The Greedy Algorithm and the Optimal </text:span><text:soft-page-break/><text:span text:style-name="T6">Algorithm share at most the first r number of solution choices. PCr+1 is the first solution to differ from the Greedy algorithm, which chose PGr+1. We know that PCr+1 must be closer or equal to the distance that PGr+1 is from the left town due to the nature of the Greedy Algorithm. Since we know PGr+1 is a valid choice, we can sub PCr+1 with PGr+1 in the optimal solution with no extra cost incurred. Yet, this is a contradiction as now the optimal solution would share r+1 solution choices with the Greedy Solution, therefore, our Greedy Algorithm is our most optimal algorithm as it stays ahead. QED</text:span></text:p>
      <text:p text:style-name="P5"><text:span text:style-name="T6"/></text:p>
      <text:p text:style-name="P5"><text:span text:style-name="T5">RunTime Complexity:</text:span></text:p>
      <text:p text:style-name="P5"><text:span text:style-name="T6">1) O(1)</text:span></text:p>
      <text:p text:style-name="P5"><text:span text:style-name="T6">2) O(n)</text:span></text:p>
      <text:p text:style-name="P5"><text:span text:style-name="T6">3) O(1)</text:span></text:p>
      <text:p text:style-name="P5"><text:span text:style-name="T6">4) O(1)</text:span></text:p>
      <text:p text:style-name="P5"><text:span text:style-name="T6">5) O(1)</text:span></text:p>
      <text:p text:style-name="P5"><text:span text:style-name="T6">6) O(1)</text:span></text:p>
      <text:p text:style-name="P5"><text:span text:style-name="T6">7) no cost</text:span></text:p>
      <text:p text:style-name="P5"><text:span text:style-name="T6">8) O(n)</text:span></text:p>
      <text:p text:style-name="P5"><text:span text:style-name="T6">9) O(1)</text:span></text:p>
      <text:p text:style-name="P5"><text:span text:style-name="T6">10)O(1)</text:span></text:p>
      <text:p text:style-name="P5"><text:span text:style-name="T6">11)O(1)</text:span></text:p>
      <text:p text:style-name="P5"><text:span text:style-name="T6">12)no cost</text:span></text:p>
      <text:p text:style-name="P5"><text:span text:style-name="T6">13)O(1)</text:span></text:p>
      <text:p text:style-name="P5"><text:span text:style-name="T6">14)O(1)</text:span></text:p>
      <text:p text:style-name="P5"><text:span text:style-name="T3">total : O(1) + O(n)*(8*O(1) + O(n)) + O(1) = </text:span><text:span text:style-name="T2">O(n^2).</text:span></text:p>
      <text:p text:style-name="P5"><text:span text:style-name="T3"/></text:p>
      <text:p text:style-name="P7">Space Complexity:</text:p>
      <text:p text:style-name="P7"><text:span text:style-name="T3">T : O(n)</text:span></text:p>
      <text:p text:style-name="P7"><text:span text:style-name="T3">P : O(n)</text:span></text:p>
      <text:p text:style-name="P7"><text:span text:style-name="T3">LB, RB, covered : O(1)</text:span></text:p>
      <text:p text:style-name="P5"><text:span text:style-name="T3">total : 2*O(n) + O(1) = </text:span><text:span text:style-name="T2">O(n)</text:span><text:span text:style-name="T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tephen Woodbury</meta:initial-creator>
    <meta:creation-date>2017-05-01T06:16:21.70</meta:creation-date>
    <dc:date>2017-05-01T07:37:34.30</dc:date>
    <dc:creator>Stephen Woodbury</dc:creator>
    <meta:editing-duration>PT35M40S</meta:editing-duration>
    <meta:editing-cycles>3</meta:editing-cycles>
    <meta:generator>OpenOffice/4.1.2$Win32 OpenOffice.org_project/412m3$Build-9782</meta:generator>
    <meta:document-statistic meta:table-count="0" meta:image-count="0" meta:object-count="0" meta:page-count="2" meta:paragraph-count="65" meta:word-count="624" meta:character-count="3507"/>
  </office:meta>
</office:document-meta>
</file>